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64da0d" officeooo:paragraph-rsid="0064da0d" style:font-weight-asian="bold" style:font-weight-complex="bold"/>
    </style:style>
    <style:style style:name="P12" style:family="paragraph" style:parent-style-name="Standard">
      <style:text-properties fo:font-weight="bold" officeooo:rsid="007d945d" officeooo:paragraph-rsid="007d945d" style:font-weight-asian="bold" style:font-weight-complex="bold"/>
    </style:style>
    <style:style style:name="P13" style:family="paragraph" style:parent-style-name="Standard">
      <style:text-properties officeooo:rsid="000e89f0" officeooo:paragraph-rsid="000e89f0"/>
    </style:style>
    <style:style style:name="P14" style:family="paragraph" style:parent-style-name="Standard">
      <style:text-properties officeooo:rsid="0010216a" officeooo:paragraph-rsid="0010216a"/>
    </style:style>
    <style:style style:name="P15" style:family="paragraph" style:parent-style-name="Standard">
      <style:text-properties officeooo:rsid="00105df7" officeooo:paragraph-rsid="00105df7"/>
    </style:style>
    <style:style style:name="P16" style:family="paragraph" style:parent-style-name="Standard">
      <style:text-properties officeooo:rsid="00108cf5" officeooo:paragraph-rsid="00108cf5"/>
    </style:style>
    <style:style style:name="P17" style:family="paragraph" style:parent-style-name="Standard">
      <style:text-properties officeooo:rsid="0012cc7b" officeooo:paragraph-rsid="0012cc7b"/>
    </style:style>
    <style:style style:name="P18" style:family="paragraph" style:parent-style-name="Standard">
      <style:text-properties officeooo:rsid="0012cc7b" officeooo:paragraph-rsid="00152b94"/>
    </style:style>
    <style:style style:name="P19" style:family="paragraph" style:parent-style-name="Standard">
      <style:text-properties officeooo:rsid="00138f94" officeooo:paragraph-rsid="00138f94"/>
    </style:style>
    <style:style style:name="P20" style:family="paragraph" style:parent-style-name="Standard">
      <style:text-properties officeooo:rsid="00152b94" officeooo:paragraph-rsid="00152b94"/>
    </style:style>
    <style:style style:name="P21" style:family="paragraph" style:parent-style-name="Standard">
      <style:text-properties officeooo:rsid="0015e27d" officeooo:paragraph-rsid="0015e27d"/>
    </style:style>
    <style:style style:name="P22" style:family="paragraph" style:parent-style-name="Standard">
      <style:text-properties officeooo:rsid="0015e27d" officeooo:paragraph-rsid="0017ca82"/>
    </style:style>
    <style:style style:name="P23" style:family="paragraph" style:parent-style-name="Standard">
      <style:text-properties officeooo:rsid="0015e27d" officeooo:paragraph-rsid="0032aaf2"/>
    </style:style>
    <style:style style:name="P24" style:family="paragraph" style:parent-style-name="Standard">
      <style:text-properties officeooo:rsid="0015e27d" officeooo:paragraph-rsid="003813a8"/>
    </style:style>
    <style:style style:name="P25" style:family="paragraph" style:parent-style-name="Standard">
      <style:text-properties officeooo:rsid="0015e27d" officeooo:paragraph-rsid="003a10ce"/>
    </style:style>
    <style:style style:name="P26" style:family="paragraph" style:parent-style-name="Standard">
      <style:text-properties officeooo:rsid="0015e27d" officeooo:paragraph-rsid="001ce497"/>
    </style:style>
    <style:style style:name="P27" style:family="paragraph" style:parent-style-name="Standard">
      <style:text-properties officeooo:rsid="0015e27d" officeooo:paragraph-rsid="0055fa54"/>
    </style:style>
    <style:style style:name="P28" style:family="paragraph" style:parent-style-name="Standard">
      <style:text-properties officeooo:rsid="0015e27d" officeooo:paragraph-rsid="0088feb1"/>
    </style:style>
    <style:style style:name="P29" style:family="paragraph" style:parent-style-name="Standard">
      <style:text-properties officeooo:rsid="001ce497" officeooo:paragraph-rsid="003a10ce"/>
    </style:style>
    <style:style style:name="P30" style:family="paragraph" style:parent-style-name="Standard">
      <style:text-properties officeooo:rsid="001ecff5" officeooo:paragraph-rsid="003a10ce"/>
    </style:style>
    <style:style style:name="P31"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33"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34"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35"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36"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37" style:family="paragraph" style:parent-style-name="Standard">
      <style:text-properties officeooo:rsid="001f0a20" officeooo:paragraph-rsid="003a10ce"/>
    </style:style>
    <style:style style:name="P38" style:family="paragraph" style:parent-style-name="Standard">
      <style:text-properties officeooo:rsid="001faa57" officeooo:paragraph-rsid="003a10ce"/>
    </style:style>
    <style:style style:name="P39" style:family="paragraph" style:parent-style-name="Standard">
      <style:text-properties officeooo:rsid="0017ca82" officeooo:paragraph-rsid="0017ca82"/>
    </style:style>
    <style:style style:name="P40" style:family="paragraph" style:parent-style-name="Standard">
      <style:text-properties officeooo:rsid="0017ca82" officeooo:paragraph-rsid="0023de89"/>
    </style:style>
    <style:style style:name="P41" style:family="paragraph" style:parent-style-name="Standard">
      <style:text-properties officeooo:rsid="0017ca82" officeooo:paragraph-rsid="0032aaf2"/>
    </style:style>
    <style:style style:name="P4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4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44" style:family="paragraph" style:parent-style-name="Standard">
      <style:text-properties officeooo:rsid="0023de89" officeooo:paragraph-rsid="0023de89"/>
    </style:style>
    <style:style style:name="P45" style:family="paragraph" style:parent-style-name="Standard">
      <style:text-properties officeooo:rsid="0023de89" officeooo:paragraph-rsid="0026bb7d"/>
    </style:style>
    <style:style style:name="P46" style:family="paragraph" style:parent-style-name="Standard">
      <style:text-properties officeooo:rsid="0028fe81" officeooo:paragraph-rsid="0028fe81"/>
    </style:style>
    <style:style style:name="P47"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48"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officeooo:rsid="002c38f7" officeooo:paragraph-rsid="002c38f7"/>
    </style:style>
    <style:style style:name="P50" style:family="paragraph" style:parent-style-name="Standard">
      <style:text-properties officeooo:rsid="002f7972" officeooo:paragraph-rsid="002f7972"/>
    </style:style>
    <style:style style:name="P51" style:family="paragraph" style:parent-style-name="Standard">
      <style:text-properties officeooo:rsid="003100f6" officeooo:paragraph-rsid="003100f6"/>
    </style:style>
    <style:style style:name="P52" style:family="paragraph" style:parent-style-name="Standard">
      <style:text-properties officeooo:rsid="0033ccab" officeooo:paragraph-rsid="0033ccab"/>
    </style:style>
    <style:style style:name="P53" style:family="paragraph" style:parent-style-name="Standard">
      <style:text-properties officeooo:rsid="0033d560" officeooo:paragraph-rsid="0033d560"/>
    </style:style>
    <style:style style:name="P54" style:family="paragraph" style:parent-style-name="Standard">
      <style:text-properties officeooo:rsid="0035be01" officeooo:paragraph-rsid="0032aaf2"/>
    </style:style>
    <style:style style:name="P55" style:family="paragraph" style:parent-style-name="Standard">
      <style:text-properties officeooo:rsid="003813a8" officeooo:paragraph-rsid="003813a8"/>
    </style:style>
    <style:style style:name="P56" style:family="paragraph" style:parent-style-name="Standard">
      <style:text-properties style:use-window-font-color="true" style:font-name="Lucida Console" fo:font-size="9pt" fo:background-color="#ffffff" style:font-size-asian="9pt"/>
    </style:style>
    <style:style style:name="P57" style:family="paragraph" style:parent-style-name="Standard">
      <style:text-properties style:use-window-font-color="true" style:font-name="Lucida Console" fo:font-size="9pt" officeooo:rsid="0017ca82" officeooo:paragraph-rsid="0032aaf2" fo:background-color="#ffffff" style:font-size-asian="9pt"/>
    </style:style>
    <style:style style:name="P58" style:family="paragraph" style:parent-style-name="Standard">
      <style:text-properties style:use-window-font-color="true" style:font-name="Lucida Console" fo:font-size="9pt" officeooo:rsid="003813a8" officeooo:paragraph-rsid="003813a8" fo:background-color="#ffffff" style:font-size-asian="9pt"/>
    </style:style>
    <style:style style:name="P59" style:family="paragraph" style:parent-style-name="Standard">
      <style:text-properties fo:color="#ff4040" style:font-name="Lucida Console" fo:font-size="9pt" fo:background-color="#ffffff" style:font-size-asian="9pt"/>
    </style:style>
    <style:style style:name="P60" style:family="paragraph" style:parent-style-name="Standard">
      <style:text-properties style:text-underline-style="solid" style:text-underline-width="auto" style:text-underline-color="font-color" officeooo:rsid="0028fe81" officeooo:paragraph-rsid="0028fe81"/>
    </style:style>
    <style:style style:name="P61" style:family="paragraph" style:parent-style-name="Standard">
      <style:text-properties style:text-underline-style="solid" style:text-underline-width="auto" style:text-underline-color="font-color" officeooo:rsid="0033ccab" officeooo:paragraph-rsid="0033ccab"/>
    </style:style>
    <style:style style:name="P62" style:family="paragraph" style:parent-style-name="Standard">
      <style:text-properties officeooo:rsid="0041efa2" officeooo:paragraph-rsid="0041efa2"/>
    </style:style>
    <style:style style:name="P63" style:family="paragraph" style:parent-style-name="Standard">
      <style:text-properties officeooo:rsid="004503d3" officeooo:paragraph-rsid="004503d3"/>
    </style:style>
    <style:style style:name="P64" style:family="paragraph" style:parent-style-name="Standard">
      <style:text-properties officeooo:rsid="0047e8e3" officeooo:paragraph-rsid="004503d3"/>
    </style:style>
    <style:style style:name="P65" style:family="paragraph" style:parent-style-name="Standard">
      <style:text-properties officeooo:rsid="0047e8e3" officeooo:paragraph-rsid="0047e8e3"/>
    </style:style>
    <style:style style:name="P66" style:family="paragraph" style:parent-style-name="Standard">
      <style:text-properties officeooo:rsid="00487528" officeooo:paragraph-rsid="00487528"/>
    </style:style>
    <style:style style:name="P67" style:family="paragraph" style:parent-style-name="Standard">
      <style:text-properties officeooo:rsid="0048fec3" officeooo:paragraph-rsid="0048fec3"/>
    </style:style>
    <style:style style:name="P68" style:family="paragraph" style:parent-style-name="Standard">
      <style:text-properties officeooo:rsid="00496dc6" officeooo:paragraph-rsid="00496dc6"/>
    </style:style>
    <style:style style:name="P69" style:family="paragraph" style:parent-style-name="Standard">
      <style:text-properties officeooo:rsid="004a27cf" officeooo:paragraph-rsid="004a27cf"/>
    </style:style>
    <style:style style:name="P70" style:family="paragraph" style:parent-style-name="Standard">
      <style:text-properties officeooo:rsid="004bb0fe" officeooo:paragraph-rsid="004bb0fe"/>
    </style:style>
    <style:style style:name="P71" style:family="paragraph" style:parent-style-name="Standard">
      <style:text-properties officeooo:rsid="004f178f" officeooo:paragraph-rsid="004f178f"/>
    </style:style>
    <style:style style:name="P72" style:family="paragraph" style:parent-style-name="Standard">
      <style:text-properties officeooo:rsid="004ad44f" officeooo:paragraph-rsid="004ad44f"/>
    </style:style>
    <style:style style:name="P73" style:family="paragraph" style:parent-style-name="Standard">
      <style:text-properties officeooo:rsid="0053c0f8" officeooo:paragraph-rsid="0053c0f8"/>
    </style:style>
    <style:style style:name="P74" style:family="paragraph" style:parent-style-name="Standard">
      <style:text-properties officeooo:rsid="005afd25" officeooo:paragraph-rsid="005afd25"/>
    </style:style>
    <style:style style:name="P75" style:family="paragraph" style:parent-style-name="Standard">
      <style:text-properties officeooo:rsid="005e4361" officeooo:paragraph-rsid="005e4361"/>
    </style:style>
    <style:style style:name="P76" style:family="paragraph" style:parent-style-name="Standard">
      <style:text-properties officeooo:rsid="005fe8d1" officeooo:paragraph-rsid="005fe8d1"/>
    </style:style>
    <style:style style:name="P77" style:family="paragraph" style:parent-style-name="Standard">
      <style:text-properties officeooo:rsid="0062cfb1" officeooo:paragraph-rsid="0062cfb1"/>
    </style:style>
    <style:style style:name="P78" style:family="paragraph" style:parent-style-name="Standard">
      <style:text-properties officeooo:rsid="00633eac" officeooo:paragraph-rsid="00633eac"/>
    </style:style>
    <style:style style:name="P79" style:family="paragraph" style:parent-style-name="Standard">
      <style:text-properties officeooo:rsid="006392e5" officeooo:paragraph-rsid="006392e5"/>
    </style:style>
    <style:style style:name="P80" style:family="paragraph" style:parent-style-name="Standard">
      <style:text-properties officeooo:rsid="0064da0d" officeooo:paragraph-rsid="0064da0d"/>
    </style:style>
    <style:style style:name="P81" style:family="paragraph" style:parent-style-name="Standard">
      <style:text-properties officeooo:rsid="006d2d2e" officeooo:paragraph-rsid="006d2d2e"/>
    </style:style>
    <style:style style:name="P82" style:family="paragraph" style:parent-style-name="Standard">
      <style:text-properties fo:font-size="15pt" officeooo:rsid="006d2d2e" officeooo:paragraph-rsid="006d2d2e" style:font-size-asian="15pt" style:font-size-complex="15pt"/>
    </style:style>
    <style:style style:name="P83"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84" style:family="paragraph" style:parent-style-name="Standard">
      <style:text-properties officeooo:rsid="00705ff6" officeooo:paragraph-rsid="00705ff6"/>
    </style:style>
    <style:style style:name="P85" style:family="paragraph" style:parent-style-name="Standard">
      <style:text-properties officeooo:paragraph-rsid="0073d5ac"/>
    </style:style>
    <style:style style:name="P86" style:family="paragraph" style:parent-style-name="Standard">
      <style:text-properties officeooo:rsid="00740731" officeooo:paragraph-rsid="00740731"/>
    </style:style>
    <style:style style:name="P87" style:family="paragraph" style:parent-style-name="Standard">
      <style:text-properties fo:font-size="10pt" officeooo:rsid="0015e27d" officeooo:paragraph-rsid="0015e27d" style:font-size-asian="10pt" style:font-size-complex="10pt"/>
    </style:style>
    <style:style style:name="P88" style:family="paragraph" style:parent-style-name="Standard">
      <style:text-properties fo:font-size="10pt" officeooo:rsid="007d945d" officeooo:paragraph-rsid="007d945d" style:font-size-asian="10pt" style:font-size-complex="10pt"/>
    </style:style>
    <style:style style:name="P89" style:family="paragraph" style:parent-style-name="Standard">
      <style:text-properties officeooo:rsid="007cf519" officeooo:paragraph-rsid="007cf519"/>
    </style:style>
    <style:style style:name="P90" style:family="paragraph" style:parent-style-name="Standard">
      <style:text-properties officeooo:rsid="0077f75e" officeooo:paragraph-rsid="0084ef85"/>
    </style:style>
    <style:style style:name="P91" style:family="paragraph" style:parent-style-name="Standard">
      <style:text-properties officeooo:rsid="007d945d" officeooo:paragraph-rsid="007d945d"/>
    </style:style>
    <style:style style:name="P92" style:family="paragraph" style:parent-style-name="Standard">
      <style:text-properties officeooo:rsid="007f2035" officeooo:paragraph-rsid="007d945d"/>
    </style:style>
    <style:style style:name="P93" style:family="paragraph" style:parent-style-name="Standard">
      <style:text-properties officeooo:rsid="00841ee4" officeooo:paragraph-rsid="00841ee4"/>
    </style:style>
    <style:style style:name="P94" style:family="paragraph" style:parent-style-name="Standard">
      <style:text-properties officeooo:rsid="00841ee4" officeooo:paragraph-rsid="0088feb1"/>
    </style:style>
    <style:style style:name="P95" style:family="paragraph" style:parent-style-name="Standard">
      <style:text-properties officeooo:rsid="00876440" officeooo:paragraph-rsid="00876440"/>
    </style:style>
    <style:style style:name="P96" style:family="paragraph" style:parent-style-name="Standard">
      <style:text-properties officeooo:rsid="0088feb1" officeooo:paragraph-rsid="0088feb1"/>
    </style:style>
    <style:style style:name="P97" style:family="paragraph" style:parent-style-name="Table_20_Contents">
      <style:text-properties fo:background-color="#c6e3ff"/>
    </style:style>
    <style:style style:name="P98" style:family="paragraph" style:parent-style-name="Standard" style:list-style-name="L1">
      <style:text-properties officeooo:rsid="000e89f0" officeooo:paragraph-rsid="000e89f0"/>
    </style:style>
    <style:style style:name="P99" style:family="paragraph" style:parent-style-name="Standard" style:list-style-name="L2">
      <style:text-properties officeooo:rsid="0010216a" officeooo:paragraph-rsid="0010216a"/>
    </style:style>
    <style:style style:name="P100" style:family="paragraph" style:parent-style-name="Standard" style:list-style-name="L3">
      <style:text-properties officeooo:rsid="0023de89" officeooo:paragraph-rsid="0026bb7d"/>
    </style:style>
    <style:style style:name="P101" style:family="paragraph" style:parent-style-name="Standard" style:list-style-name="L4">
      <style:text-properties officeooo:rsid="0028fe81" officeooo:paragraph-rsid="0028fe81"/>
    </style:style>
    <style:style style:name="P102" style:family="paragraph" style:parent-style-name="Standard">
      <style:text-properties fo:font-weight="bold" officeooo:rsid="0077f75e" officeooo:paragraph-rsid="0077f75e" style:font-weight-asian="bold" style:font-weight-complex="bold"/>
    </style:style>
    <style:style style:name="P103" style:family="paragraph" style:parent-style-name="Standard">
      <style:text-properties fo:font-weight="bold" officeooo:rsid="0015e27d" officeooo:paragraph-rsid="0088feb1" style:font-weight-asian="bold" style:font-weight-complex="bold"/>
    </style:style>
    <style:style style:name="P104" style:family="paragraph" style:parent-style-name="Standard">
      <style:text-properties fo:font-weight="bold" officeooo:rsid="0015e27d" officeooo:paragraph-rsid="008ecb01" style:font-weight-asian="bold" style:font-weight-complex="bold"/>
    </style:style>
    <style:style style:name="P105" style:family="paragraph" style:parent-style-name="Standard">
      <style:text-properties fo:font-weight="bold" officeooo:rsid="0015e27d" officeooo:paragraph-rsid="008ff6d8" style:font-weight-asian="bold" style:font-weight-complex="bold"/>
    </style:style>
    <style:style style:name="P106" style:family="paragraph" style:parent-style-name="Standard">
      <style:text-properties fo:font-weight="bold" officeooo:rsid="008ff6d8" officeooo:paragraph-rsid="008ff6d8" style:font-weight-asian="bold" style:font-weight-complex="bold"/>
    </style:style>
    <style:style style:name="P107" style:family="paragraph" style:parent-style-name="Standard">
      <style:text-properties fo:font-weight="bold" officeooo:rsid="0091492e" officeooo:paragraph-rsid="0091492e" style:font-weight-asian="bold" style:font-weight-complex="bold"/>
    </style:style>
    <style:style style:name="P108" style:family="paragraph" style:parent-style-name="Standard">
      <style:paragraph-properties fo:text-align="center" style:justify-single-word="false"/>
      <style:text-properties officeooo:rsid="0088feb1" officeooo:paragraph-rsid="0088feb1"/>
    </style:style>
    <style:style style:name="P109" style:family="paragraph" style:parent-style-name="Standard">
      <style:text-properties officeooo:rsid="008abab6" officeooo:paragraph-rsid="008cba1c"/>
    </style:style>
    <style:style style:name="P110" style:family="paragraph" style:parent-style-name="Standard">
      <style:text-properties officeooo:rsid="008cba1c" officeooo:paragraph-rsid="008cba1c"/>
    </style:style>
    <style:style style:name="P111" style:family="paragraph" style:parent-style-name="Standard">
      <style:text-properties officeooo:rsid="0015e27d" officeooo:paragraph-rsid="0015e27d"/>
    </style:style>
    <style:style style:name="P112" style:family="paragraph" style:parent-style-name="Standard">
      <style:text-properties officeooo:rsid="0015e27d" officeooo:paragraph-rsid="0091492e"/>
    </style:style>
    <style:style style:name="P113" style:family="paragraph" style:parent-style-name="Standard">
      <style:text-properties officeooo:rsid="008ecb01" officeooo:paragraph-rsid="008ecb01"/>
    </style:style>
    <style:style style:name="P114" style:family="paragraph" style:parent-style-name="Standard">
      <style:text-properties officeooo:rsid="00841ee4" officeooo:paragraph-rsid="008ff6d8"/>
    </style:style>
    <style:style style:name="P115"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16" style:family="paragraph" style:parent-style-name="Standard">
      <style:text-properties officeooo:rsid="0091492e" officeooo:paragraph-rsid="0091492e"/>
    </style:style>
    <style:style style:name="P11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18"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officeooo:rsid="0017ca82"/>
    </style:style>
    <style:style style:name="T9" style:family="text">
      <style:text-properties officeooo:rsid="0019915b"/>
    </style:style>
    <style:style style:name="T10" style:family="text">
      <style:text-properties officeooo:rsid="0015e27d"/>
    </style:style>
    <style:style style:name="T11" style:family="text">
      <style:text-properties officeooo:rsid="0026bb7d"/>
    </style:style>
    <style:style style:name="T12" style:family="text">
      <style:text-properties officeooo:rsid="0028fe81"/>
    </style:style>
    <style:style style:name="T13" style:family="text">
      <style:text-properties fo:font-weight="normal" style:font-weight-asian="normal" style:font-weight-complex="normal"/>
    </style:style>
    <style:style style:name="T14" style:family="text">
      <style:text-properties fo:font-weight="normal" officeooo:rsid="008ecb01" style:font-weight-asian="normal" style:font-weight-complex="normal"/>
    </style:style>
    <style:style style:name="T15" style:family="text">
      <style:text-properties fo:font-weight="normal" officeooo:rsid="008ff6d8" style:font-weight-asian="normal" style:font-weight-complex="normal"/>
    </style:style>
    <style:style style:name="T16" style:family="text">
      <style:text-properties officeooo:rsid="003100f6"/>
    </style:style>
    <style:style style:name="T17" style:family="text">
      <style:text-properties officeooo:rsid="0031d385"/>
    </style:style>
    <style:style style:name="T18" style:family="text">
      <style:text-properties style:use-window-font-color="true" style:font-name="Lucida Console" fo:font-size="9pt" fo:background-color="#ffffff" loext:char-shading-value="0" style:font-size-asian="9pt"/>
    </style:style>
    <style:style style:name="T19" style:family="text">
      <style:text-properties style:use-window-font-color="true" style:font-name="Lucida Console" fo:font-size="9pt" fo:font-weight="bold" fo:background-color="#ffffff" loext:char-shading-value="0" style:font-size-asian="9pt" style:font-weight-asian="bold" style:font-weight-complex="bold"/>
    </style:style>
    <style:style style:name="T20"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8cba1c"/>
    </style:style>
    <style:style style:name="T23" style:family="text">
      <style:text-properties fo:font-size="14pt" style:font-size-asian="14pt" style:font-size-complex="14pt"/>
    </style:style>
    <style:style style:name="T24" style:family="text">
      <style:text-properties fo:font-size="14pt" fo:font-weight="bold" style:font-size-asian="14pt" style:font-weight-asian="bold" style:font-size-complex="14pt" style:font-weight-complex="bold"/>
    </style:style>
    <style:style style:name="T25" style:family="text">
      <style:text-properties officeooo:rsid="0043427b"/>
    </style:style>
    <style:style style:name="T26" style:family="text">
      <style:text-properties officeooo:rsid="0046dde6"/>
    </style:style>
    <style:style style:name="T27" style:family="text">
      <style:text-properties officeooo:rsid="0047e8e3"/>
    </style:style>
    <style:style style:name="T28" style:family="text">
      <style:text-properties style:text-line-through-style="none" style:text-line-through-type="none"/>
    </style:style>
    <style:style style:name="T29" style:family="text">
      <style:text-properties style:text-line-through-style="none" style:text-line-through-type="none" officeooo:rsid="0015e27d"/>
    </style:style>
    <style:style style:name="T30" style:family="text">
      <style:text-properties style:text-line-through-style="none" style:text-line-through-type="none" officeooo:rsid="00487528"/>
    </style:style>
    <style:style style:name="T31" style:family="text">
      <style:text-properties officeooo:rsid="00487528"/>
    </style:style>
    <style:style style:name="T32" style:family="text">
      <style:text-properties fo:color="#ff4040" style:font-name="Lucida Console" fo:font-size="9pt" fo:font-weight="bold" fo:background-color="#ffffff" loext:char-shading-value="0" style:font-size-asian="9pt" style:font-weight-asian="bold" style:font-weight-complex="bold"/>
    </style:style>
    <style:style style:name="T33" style:family="text">
      <style:text-properties officeooo:rsid="004d84cc"/>
    </style:style>
    <style:style style:name="T34" style:family="text">
      <style:text-properties officeooo:rsid="004e7627"/>
    </style:style>
    <style:style style:name="T35" style:family="text">
      <style:text-properties officeooo:rsid="004f178f"/>
    </style:style>
    <style:style style:name="T36" style:family="text">
      <style:text-properties officeooo:rsid="0050fe83"/>
    </style:style>
    <style:style style:name="T37" style:family="text">
      <style:text-properties officeooo:rsid="0052779d"/>
    </style:style>
    <style:style style:name="T38" style:family="text">
      <style:text-properties officeooo:rsid="00536c90"/>
    </style:style>
    <style:style style:name="T39" style:family="text">
      <style:text-properties officeooo:rsid="0053c0f8"/>
    </style:style>
    <style:style style:name="T40" style:family="text">
      <style:text-properties officeooo:rsid="00542342"/>
    </style:style>
    <style:style style:name="T41" style:family="text">
      <style:text-properties officeooo:rsid="0055fa54"/>
    </style:style>
    <style:style style:name="T42" style:family="text">
      <style:text-properties officeooo:rsid="005cac85"/>
    </style:style>
    <style:style style:name="T43" style:family="text">
      <style:text-properties officeooo:rsid="00637f66"/>
    </style:style>
    <style:style style:name="T44" style:family="text">
      <style:text-properties officeooo:rsid="00712d65"/>
    </style:style>
    <style:style style:name="T45" style:family="text">
      <style:text-properties officeooo:rsid="007180eb"/>
    </style:style>
    <style:style style:name="T46" style:family="text">
      <style:text-properties style:text-position="super 58%" officeooo:rsid="007180eb"/>
    </style:style>
    <style:style style:name="T47" style:family="text">
      <style:text-properties officeooo:rsid="0074dff6"/>
    </style:style>
    <style:style style:name="T48" style:family="text">
      <style:text-properties officeooo:rsid="007d945d"/>
    </style:style>
    <style:style style:name="T49" style:family="text">
      <style:text-properties officeooo:rsid="0084ef85"/>
    </style:style>
    <style:style style:name="T50" style:family="text">
      <style:text-properties officeooo:rsid="0088feb1"/>
    </style:style>
    <style:style style:name="T51" style:family="text">
      <style:text-properties officeooo:rsid="008b5a42"/>
    </style:style>
    <style:style style:name="T52" style:family="text">
      <style:text-properties officeooo:rsid="008cba1c"/>
    </style:style>
    <style:style style:name="T53" style:family="text">
      <style:text-properties officeooo:rsid="00841ee4"/>
    </style:style>
    <style:style style:name="T54" style:family="text">
      <style:text-properties fo:color="#263142" style:font-name="Monaco" fo:letter-spacing="0.026cm" fo:background-color="#89b6ff" loext:char-shading-value="0"/>
    </style:style>
    <style:style style:name="T55" style:family="text">
      <style:text-properties officeooo:rsid="008ecb01"/>
    </style:style>
    <style:style style:name="T56" style:family="text">
      <style:text-properties officeooo:rsid="008ff6d8"/>
    </style:style>
    <style:style style:name="T57" style:family="text">
      <style:text-properties fo:color="#7b610e" style:font-name="Monaco" fo:letter-spacing="0.026cm" fo:background-color="#f3db90" loext:char-shading-value="0"/>
    </style:style>
    <style:style style:name="T58" style:family="text">
      <style:text-properties style:font-name="inheri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egular Expression:</text:p>
      <text:p text:style-name="P1"/>
      <text:p text:style-name="P2">Generalize text. Considered a pattern matching language.</text:p>
      <text:list xml:id="list3774088747" text:style-name="L1">
        <text:list-item>
          <text:p text:style-name="P98">Characters</text:p>
        </text:list-item>
        <text:list-item>
          <text:p text:style-name="P98">Digits</text:p>
        </text:list-item>
        <text:list-item>
          <text:p text:style-name="P98">Unicode</text:p>
        </text:list-item>
        <text:list-item>
          <text:p text:style-name="P98">Length does not matter</text:p>
        </text:list-item>
      </text:list>
      <text:p text:style-name="P13"/>
      <text:p text:style-name="P14">Used for:</text:p>
      <text:list xml:id="list3923347181" text:style-name="L2">
        <text:list-item>
          <text:p text:style-name="P99">Find and replace features</text:p>
        </text:list-item>
        <text:list-item>
          <text:p text:style-name="P99">Web forms</text:p>
        </text:list-item>
        <text:list-item>
          <text:p text:style-name="P99">Log parsing</text:p>
        </text:list-item>
      </text:list>
      <text:p text:style-name="P3"/>
      <text:p text:style-name="P4">Tools:</text:p>
      <text:p text:style-name="P16"><text:a xlink:type="simple" xlink:href="https://regexr.com/" text:style-name="Internet_20_link" text:visited-style-name="Visited_20_Internet_20_Link">https://regexr.com/</text:a></text:p>
      <text:p text:style-name="P16"><text:a xlink:type="simple" xlink:href="https://regex101.com/" text:style-name="Internet_20_link" text:visited-style-name="Visited_20_Internet_20_Link">https://regex101.com/</text:a></text:p>
      <text:p text:style-name="P16"><text:a xlink:type="simple" xlink:href="https://www.regexpal.com/" text:style-name="Internet_20_link" text:visited-style-name="Visited_20_Internet_20_Link">https://www.regexpal.com/</text:a></text:p>
      <text:p text:style-name="P16"/>
      <text:p text:style-name="P6">Interactive diagram:</text:p>
      <text:p text:style-name="P19"><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4"/>
      <text:p text:style-name="P15"><text:span text:style-name="T1">\d </text:span><text:s/>→ matches a <text:span text:style-name="T1">d</text:span>igit between 0 and 9</text:p>
      <text:p text:style-name="P15"/>
      <text:p text:style-name="P15"/>
      <text:p text:style-name="P5">\d{1,3}\.\d{1,3}\.\d{1,3}\.\d{1,3}</text:p>
      <text:p text:style-name="P18">The above regular expression will find and match for something similar to an ip addresses v4, because is looking for from 1 to 3 digits, then a period, then 1 to 3 digits, then period, the one to three digits, period and 1 to 3 digits, so: </text:p>
      <text:p text:style-name="P18"/>
      <text:p text:style-name="P18">51.555.0.14 will match</text:p>
      <text:p text:style-name="P17">9..128.7354 won’t match</text:p>
      <text:p text:style-name="P17"/>
      <text:p text:style-name="P20"><text:span text:style-name="T1">Token: </text:span><text:s/>Any individual peace of the regular expression that is tried to be matched is called token.</text:p>
      <text:p text:style-name="P20"/>
      <text:p text:style-name="P21">192.168.1.1 HELLO</text:p>
      <text:p text:style-name="P21">1 is a token</text:p>
      <text:p text:style-name="P21">9 is a token</text:p>
      <text:p text:style-name="P21">2 is a token</text:p>
      <text:p text:style-name="P21">. is a token</text:p>
      <text:p text:style-name="P21">and so on.</text:p>
      <text:p text:style-name="P21">The empty space is a token?</text:p>
      <text:p text:style-name="P21">H <text:s text:c="2"/>is a token</text:p>
      <text:p text:style-name="P21">etc,</text:p>
      <text:p text:style-name="P21"/>
      <text:p text:style-name="Horizontal_20_Line"/>
      <text:p text:style-name="P33">Based on two algorithms:</text:p>
      <text:p text:style-name="P7"/>
      <text:p text:style-name="P29"><text:span text:style-name="T24">NFA:</text:span> <text:span text:style-name="T21">Nondeterministic Finite Automaton</text:span></text:p>
      <text:p text:style-name="P30">Can go back in the regular expression.</text:p>
      <text:p text:style-name="P30">Used in programming languages: <text:s/>Python, Perl, vim, sed</text:p>
      <text:p text:style-name="P29"/>
      <text:p text:style-name="P38"><text:soft-page-break/>This example will work: <text:s/><text:span text:style-name="T10">\d{1,3}\.\d{1,3}\.\d{1,3}\.\d{1,3}</text:span></text:p>
      <text:p text:style-name="P38">Because if the first \d matches but the second one doesn’t match will go back on the text in which we are searching and will start with the next digit, see example below:</text:p>
      <text:p text:style-name="P38"/>
      <text:p text:style-name="P38">Afdfdd 234234 123.12345 192.168.0.1</text:p>
      <text:p text:style-name="P29"/>
      <text:p text:style-name="P38">NFA will try to match the first letter, A, but not being a number will pass to the next one, and so on.</text:p>
      <text:p text:style-name="P38">Until it reaches the 123 which will match a bit because have 3 digits and a dot (.) and 3 digits more:</text:p>
      <text:p text:style-name="P38"><text:span text:style-name="T1">123.123</text:span>45 <text:s/>but then is specting a dot(.) but is another digit <text:span text:style-name="T2">DIDN’T understood this too much</text:span></text:p>
      <text:p text:style-name="P29"/>
      <text:p text:style-name="P29"/>
      <text:p text:style-name="P29"/>
      <text:p text:style-name="P29"><text:span text:style-name="T24">DFA </text:span><text:span text:style-name="T23"><text:s/></text:span><text:s/><text:span text:style-name="T21">Deterministic Finite Automaton</text:span></text:p>
      <text:p text:style-name="P37">Can <text:span text:style-name="T12">NOT</text:span> go back in the regex</text:p>
      <text:p text:style-name="P37">Used in: grep, awk</text:p>
      <text:p text:style-name="P25"/>
      <text:p text:style-name="Horizontal_20_Line"/>
      <text:p text:style-name="P42">Standards:</text:p>
      <text:p text:style-name="P39"/>
      <text:p text:style-name="P31">IEEE POSIX Standards: </text:p>
      <text:p text:style-name="P47"><text:span text:style-name="T13">Institute of Electrical and Electronics Engineers</text:span> / <text:span text:style-name="T13">Portable Operating System Interface</text:span></text:p>
      <text:p text:style-name="P44"/>
      <text:p text:style-name="P44"><text:span text:style-name="T1">BRE:</text:span> Basic Regular Expressions: <text:s/>Simple pattern matching, like a digit or so</text:p>
      <text:p text:style-name="P45"><text:span text:style-name="T1">ERE:</text:span> Extended Regular Expressions: <text:s/>Additional features, like:</text:p>
      <text:list xml:id="list3476908112" text:style-name="L3">
        <text:list-item>
          <text:p text:style-name="P100"><text:span text:style-name="T11">A</text:span>lternation, allow to choose between multiple characters, </text:p>
        </text:list-item>
        <text:list-item>
          <text:p text:style-name="P100"><text:span text:style-name="T11">R</text:span>epetition, allows to repeat the same character multiple times.</text:p>
        </text:list-item>
      </text:list>
      <text:p text:style-name="P44"><text:span text:style-name="T1">SRE:</text:span> Simple regular expressions. Already replaced by BRE, not in use anymore.</text:p>
      <text:p text:style-name="P44"/>
      <text:p text:style-name="P46">ERE builds BRE</text:p>
      <text:p text:style-name="P46"><text:tab/>ERE adds:</text:p>
      <text:list xml:id="list1519268737" text:style-name="L4">
        <text:list-item>
          <text:p text:style-name="P101">Repetition</text:p>
        </text:list-item>
        <text:list-item>
          <text:p text:style-name="P101">Alternation</text:p>
        </text:list-item>
        <text:list-item>
          <text:p text:style-name="P101">Changes the () and {} metacharacter: in BRE \( <text:s/>\) and \{ \}</text:p>
        </text:list-item>
      </text:list>
      <text:p text:style-name="P44"/>
      <text:p text:style-name="P60">DFA Friendly</text:p>
      <text:p text:style-name="P40"/>
      <text:p text:style-name="P46">On ERE we match digits like: <text:s text:c="3"/>[:digit:]</text:p>
      <text:p text:style-name="P40"/>
      <text:p text:style-name="P22"/>
      <text:p text:style-name="P32">PCRE Standards:</text:p>
      <text:p text:style-name="P49">Perl Compatible Regular Expressions</text:p>
      <text:p text:style-name="P21"/>
      <text:p text:style-name="P50">Java, <text:span text:style-name="T16">P</text:span>ython, .NET, are based on PCRE standards.</text:p>
      <text:p text:style-name="P51"/>
      <text:p text:style-name="P51">Perl also uses many Python <text:span text:style-name="T17">implementations.</text:span></text:p>
      <text:p text:style-name="P21"/>
      <text:p text:style-name="P52">Difference between PCRE and Perl’s active implementation.</text:p>
      <text:p text:style-name="P52"/>
      <text:p text:style-name="P61">NFA-minded</text:p>
      <text:p text:style-name="P52"/>
      <text:p text:style-name="P21"/>
      <text:p text:style-name="P53"><text:soft-page-break/><text:span text:style-name="T1">Example:</text:span> <text:s/>On a GNU based linux (Ubuntu), not BSD</text:p>
      <text:p text:style-name="P41"/>
      <text:p text:style-name="P41">Create a file called ip and add inside IP addresses, random numbers, random letters and numbers and letters together.</text:p>
      <text:p text:style-name="P41"/>
      <text:p text:style-name="P57">8.8.8.8</text:p>
      <text:p text:style-name="P56">13.354.345.213</text:p>
      <text:p text:style-name="P56">192.66.3.6</text:p>
      <text:p text:style-name="P56">98.34.111.5</text:p>
      <text:p text:style-name="P56">534534534534</text:p>
      <text:p text:style-name="P56">ASDFASDFasdfas4523asd</text:p>
      <text:p text:style-name="P41"/>
      <text:p text:style-name="P8">Using PCRE standard:</text:p>
      <text:p text:style-name="P23">grep -P '\d{1,3}\.\d{1,3}\.\d{1,3}\.\d{1,3}' ip</text:p>
      <text:p text:style-name="P23">-<text:span text:style-name="T8">P stands for perl or PCRE standards expression</text:span></text:p>
      <text:p text:style-name="P23"/>
      <text:p text:style-name="P23"><text:span text:style-name="T18">joaquim@DIT-LNX-00059:~/Documents/tests$ </text:span><text:span text:style-name="T19">grep -P '\d{1,3}\.\d{1,3}\.\d{1,3}\.\d{1,3}' ip</text:span></text:p>
      <text:p text:style-name="P59">8.8.8.8</text:p>
      <text:p text:style-name="P59">13.354.345.213</text:p>
      <text:p text:style-name="P59">192.66.3.6</text:p>
      <text:p text:style-name="P59">98.34.111.5</text:p>
      <text:p text:style-name="P54"><text:span text:style-name="T1">Using </text:span><text:span text:style-name="T3">ERE</text:span><text:span text:style-name="T1"> standard:</text:span></text:p>
      <text:p text:style-name="P23"/>
      <text:p text:style-name="P55">If we use the previous regex won’t work because uses different stuff to match digits.</text:p>
      <text:p text:style-name="P23"/>
      <text:p text:style-name="P23">grep -E '[[:digit:]]{1,3}\.[[:digit:]]{1,3}\.[[:digit:]]{1,3}\.[[:digit:]]{1,3}' ip</text:p>
      <text:p text:style-name="P23">-<text:span text:style-name="T9">E stands for Extended regular expressions.</text:span></text:p>
      <text:p text:style-name="P21"/>
      <text:p text:style-name="P58">joaquim@DIT-LNX-00059:~/Documents/tests$ grep -E '[[:digit:]]{1,3}\.[[:digit:]]{1,3}\.[[:digit:]]{1,3}\.[[:digit:]]{1,3}' ip</text:p>
      <text:p text:style-name="P59">8.8.8.8</text:p>
      <text:p text:style-name="P59">13.354.345.213</text:p>
      <text:p text:style-name="P59">192.66.3.6</text:p>
      <text:p text:style-name="P59">98.34.111.5</text:p>
      <text:p text:style-name="P24"/>
      <text:p text:style-name="Horizontal_20_Line"/>
      <text:p text:style-name="P26"/>
      <text:p text:style-name="P9">Literal Pattern Matching:</text:p>
      <text:p text:style-name="P62"/>
      <text:p text:style-name="P63">We use backslash (\) to escape the period (.) in: <text:s text:c="2"/><text:span text:style-name="T25">198</text:span><text:span text:style-name="T4">\.</text:span><text:span text:style-name="T25">51</text:span><text:span text:style-name="T4">\.</text:span><text:span text:style-name="T25">100</text:span><text:span text:style-name="T4">\.</text:span><text:span text:style-name="T25">23 </text:span>and make period a literal one <text:span text:style-name="T26">and not a special character.</text:span></text:p>
      <text:p text:style-name="P63"/>
      <text:p text:style-name="P63">Because if you grep for <text:span text:style-name="T25">198.51.100.23 </text:span>the period (.) can <text:span text:style-name="T27">not be taken as a literal, </text:span><text:span text:style-name="T5">example:</text:span></text:p>
      <text:p text:style-name="P64"/>
      <text:p text:style-name="P65">Get on your computer:</text:p>
      <text:p text:style-name="P65"/>
      <text:p text:style-name="P65">curl https://raw.githubusercontent.com/linuxacademy/content-mastering-regex/master/access-logs <text:span text:style-name="T29">-</text:span><text:span text:style-name="T28">o access-log <text:s text:c="13"/>→</text:span><text:span text:style-name="T30"> this gets the content of the url and saves it on the file “access-log”</text:span></text:p>
      <text:p text:style-name="P21"/>
      <text:p text:style-name="P66">grep “198.51.100.8” access-logs</text:p>
      <text:p text:style-name="P66"/>
      <text:p text:style-name="P66"/>
      <text:p text:style-name="P21"><text:span text:style-name="T18">joaquim@DIT-LNX-00059:~/Documents/tests/regex$ </text:span><text:span text:style-name="T19">grep "198.51.100.23" access-logs</text:span></text:p>
      <text:p text:style-name="Standard"><text:span text:style-name="T32">198.51.100.23</text:span><text:span text:style-name="T18"> - - [30/Oct/2018:00:08:07 ] "GET /security HTTP/1.0" 200 4270 "http://scaleyourcode.com" "Mozilla/4.0 (compatible; MSIE 7.0; Windows NT 6.0)"</text:span></text:p>
      <text:p text:style-name="P21"/>
      <text:p text:style-name="P21"/>
      <text:p text:style-name="P67"/>
      <text:p text:style-name="P67"/>
      <text:p text:style-name="P67"><text:soft-page-break/>But if I modify the IP for <text:span text:style-name="T31">198</text:span>a<text:span text:style-name="T31">51.100.8 </text:span>grep will pick it up anyway:</text:p>
      <text:p text:style-name="P67"/>
      <text:p text:style-name="P67"><text:span text:style-name="T20">joaquim@DIT-LNX-00059:~/Documents/tests/regex$</text:span><text:span text:style-name="T19"> grep "198.51.100.23" access-logs</text:span></text:p>
      <text:p text:style-name="P67"><text:span text:style-name="T32">198a51.100.23</text:span><text:span text:style-name="T18"> - - [30/Oct/2018:00:08:07 ] "GET /security HTTP/1.0" 200 4270 "http://scaleyourcode.com" "Mozilla/4.0 (compatible; MSIE 7.0; Windows NT 6.0)"</text:span></text:p>
      <text:p text:style-name="P67"/>
      <text:p text:style-name="P67"/>
      <text:p text:style-name="P68">If you uses regex will pick the content of the IP literally:</text:p>
      <text:p text:style-name="P68"/>
      <text:p text:style-name="P68"><text:span text:style-name="T18">joaquim@DIT-LNX-00059:~/Documents/tests/regex$ grep "</text:span><text:span text:style-name="T19">198\.51\.100\.23</text:span><text:span text:style-name="T18">" access-logs</text:span></text:p>
      <text:p text:style-name="P56">joaquim@DIT-LNX-00059:~/Documents/tests/regex$</text:p>
      <text:p text:style-name="P56">joaquim@DIT-LNX-00059:~/Documents/tests/regex$</text:p>
      <text:p text:style-name="P68"/>
      <text:p text:style-name="P21"/>
      <text:p text:style-name="P34">Characters and Words:</text:p>
      <text:p text:style-name="P69"/>
      <text:p text:style-name="P72">\<text:span text:style-name="T1">w </text:span>→ Matches <text:span text:style-name="T37">characters</text:span> like A B C D, <text:span text:style-name="T35">a z m p, </text:span><text:s/>and also characters like 0 1 2 3 4</text:p>
      <text:p text:style-name="P71">Upper and lower characters and numbers.</text:p>
      <text:p text:style-name="P69"/>
      <text:p text:style-name="P70"><text:span text:style-name="T1">\W </text:span>→ matches everything isn’t a word character, <text:span text:style-name="T34">like hyphens (-) , periods (.), etc.</text:span></text:p>
      <text:p text:style-name="P21"/>
      <text:p text:style-name="P74"><text:span text:style-name="T1">\d </text:span>→ digits</text:p>
      <text:p text:style-name="P74"/>
      <text:p text:style-name="P74"><text:span text:style-name="T1">\D</text:span> → no digits, <text:span text:style-name="T42">matches any character that is not a digit (0-9)</text:span></text:p>
      <text:p text:style-name="P21"/>
      <text:p text:style-name="P21">[A<text:span text:style-name="T33">B</text:span>D]\W\w\w\w</text:p>
      <text:p text:style-name="P21"/>
      <text:p text:style-name="P21"><text:span text:style-name="T1">A-400</text:span> <text:s text:c="15"/>Enterprise <text:s text:c="17"/>Alpha Series <text:s text:c="24"/>$350.00</text:p>
      <text:p text:style-name="P21"><text:span text:style-name="T1">B-800</text:span> <text:s text:c="15"/>Enterprise <text:s text:c="17"/>Beta Series <text:s text:c="25"/>$530.00</text:p>
      <text:p text:style-name="P21"><text:span text:style-name="T1">D-780 <text:s/></text:span><text:s text:c="14"/>Enterprise <text:s text:c="17"/>Delta Series <text:s text:c="24"/>$400.00</text:p>
      <text:p text:style-name="P21">ET-770 <text:s text:c="14"/>Consumer <text:s text:c="19"/>Eta Series <text:s text:c="26"/>$300.00</text:p>
      <text:p text:style-name="P21"/>
      <text:p text:style-name="P71">[ABD] will match A or B or D</text:p>
      <text:p text:style-name="P71">then will match the hyphen <text:span text:style-name="T36">(-)</text:span> \W </text:p>
      <text:p text:style-name="P71">then 3 <text:span text:style-name="T38">characters</text:span>, <text:span text:style-name="T36">numbers or letters.</text:span></text:p>
      <text:p text:style-name="P21"/>
      <text:p text:style-name="P73">Different ways to do the same:</text:p>
      <text:p text:style-name="P73"/>
      <text:p text:style-name="P21">[ABD]<text:span text:style-name="T1">-</text:span>\d\d\d <text:s/>→<text:span text:style-name="T39"> one literal hyphen (-) and \digits , will match the same</text:span></text:p>
      <text:p text:style-name="P21"/>
      <text:p text:style-name="P21">[ABD]<text:span text:style-name="T1">\D</text:span>\w\w\w <text:s/>→<text:span text:style-name="T39"> upper case D match no digits, like W match no characters</text:span></text:p>
      <text:p text:style-name="P21">[ABD]\D\d\d\d <text:s/><text:span text:style-name="T40">this will work as well</text:span></text:p>
      <text:p text:style-name="P21"/>
      <text:p text:style-name="P21"/>
      <text:p text:style-name="P21">[ABD]\D<text:span text:style-name="T1">[6-9]</text:span>\d\d <text:s/>→<text:span text:style-name="T41"> match any number from 6 to 9. <text:s text:c="2"/>This is a range</text:span></text:p>
      <text:p text:style-name="P27"><text:span text:style-name="T1">B-800</text:span> </text:p>
      <text:p text:style-name="P10">D-780 </text:p>
      <text:p text:style-name="P21"/>
      <text:p text:style-name="P21"/>
      <text:p text:style-name="P21"/>
      <text:p text:style-name="P21"/>
      <text:p text:style-name="Horizontal_20_Line"/>
      <text:p text:style-name="P35">Whitespaces:</text:p>
      <text:p text:style-name="P75"/>
      <text:p text:style-name="P11"><text:soft-page-break/>sed -i -r</text:p>
      <text:p text:style-name="P80"><text:span text:style-name="T1">-i</text:span> → edit and replace the file</text:p>
      <text:p text:style-name="P80"><text:span text:style-name="T1">-r</text:span> → use ERE (extended regular expressions)</text:p>
      <text:p text:style-name="P75"/>
      <text:p text:style-name="P76"><text:span text:style-name="T1">\s</text:span> → matches any white space character (spaces, tabs, line breaks, carriage return)</text:p>
      <text:p text:style-name="P77"/>
      <text:p text:style-name="P77"><text:span text:style-name="T1">\S </text:span>→ the opposite than \s, matches anything that does not contain a space.</text:p>
      <text:p text:style-name="P21"/>
      <text:p text:style-name="P78"><text:span text:style-name="T1">\t</text:span> → matches tabs</text:p>
      <text:p text:style-name="P78"/>
      <text:p text:style-name="P78"><text:span text:style-name="T1">\n </text:span>→ matches <text:span text:style-name="T43">new lines</text:span></text:p>
      <text:p text:style-name="P78"/>
      <text:p text:style-name="P79"><text:span text:style-name="T1">\r </text:span>→ carriage return</text:p>
      <text:p text:style-name="P79"/>
      <text:p text:style-name="P89"><text:span text:style-name="T1">+</text:span> → repeat the previous token one or more times.</text:p>
      <text:p text:style-name="P89"/>
      <text:p text:style-name="P79"/>
      <text:p text:style-name="P36">sed -i -r ‘s/\s\s+/\t/g’ <text:s/>file.txt</text:p>
      <text:p text:style-name="P21"/>
      <text:p text:style-name="P81"><text:span text:style-name="T1">s/ <text:s/>/ </text:span><text:s text:c="2"/>and <text:span text:style-name="T1"><text:s/>/g </text:span>are used by sed</text:p>
      <text:p text:style-name="P81"/>
      <text:p text:style-name="P82"><text:span text:style-name="T1">s/</text:span>find<text:span text:style-name="T1">/</text:span>replace<text:span text:style-name="T1">/g</text:span></text:p>
      <text:p text:style-name="P21"/>
      <text:p text:style-name="P84">The regular slashes, / are working as a namespaces separators breaking down the sed script into 4 different parts.</text:p>
      <text:p text:style-name="P21"/>
      <text:p text:style-name="P84"><text:span text:style-name="T1">s </text:span>→ <text:span text:style-name="T44">tells sed that we are performing a susbtitution.</text:span></text:p>
      <text:p text:style-name="P84"/>
      <text:p text:style-name="P85"><text:span text:style-name="T45">1</text:span><text:span text:style-name="T46">st</text:span><text:span text:style-name="T45"> / <text:s text:c="2"/>and 2</text:span><text:span text:style-name="T46">nd</text:span><text:span text:style-name="T45"> <text:s/>/ <text:s text:c="2"/>→ what we are looking for, what we are trying to match.</text:span></text:p>
      <text:p text:style-name="P85"/>
      <text:p text:style-name="P85"><text:span text:style-name="T45">2</text:span><text:span text:style-name="T46">nd</text:span><text:span text:style-name="T45"> / and 3</text:span><text:span text:style-name="T46">rd</text:span><text:span text:style-name="T45"> / <text:s/>→ <text:s/>the symbol for what to take our match and turn it into, a \t in this case.</text:span></text:p>
      <text:p text:style-name="P85"/>
      <text:p text:style-name="P86"><text:span text:style-name="T1">g </text:span>→ work globally, instead of stopping with the first match <text:span text:style-name="T47">keep going and pull in all the matches <text:s text:c="6"/><text:tab/>ahead.</text:span></text:p>
      <text:p text:style-name="P86"/>
      <text:p text:style-name="P86"/>
      <text:p text:style-name="P102">This is the file unordered:</text:p>
      <text:p text:style-name="P87">127.0.0.1<text:tab/>localhost</text:p>
      <text:p text:style-name="P87"/>
      <text:p text:style-name="P87"># demo environment</text:p>
      <text:p text:style-name="P87"/>
      <text:p text:style-name="P87">192.0.2.1<text:tab/>master</text:p>
      <text:p text:style-name="P87">192.0.2.2 <text:s text:c="6"/>master2</text:p>
      <text:p text:style-name="P87">192.0.2.32 <text:s/>db</text:p>
      <text:p text:style-name="P87">192.0.2.100 <text:tab/><text:tab/>web1</text:p>
      <text:p text:style-name="P87">192.0.2.110 <text:s text:c="4"/>web2</text:p>
      <text:p text:style-name="P87"/>
      <text:p text:style-name="P87"># internal</text:p>
      <text:p text:style-name="P87"/>
      <text:p text:style-name="P87">10.0.2.304 <text:s/>confluence</text:p>
      <text:p text:style-name="P87">10.0.10.2<text:tab/>doc-test-servers</text:p>
      <text:p text:style-name="P87">10.0.100.24 <text:s text:c="4"/>dev</text:p>
      <text:p text:style-name="P12">This is the file after running the sed command:</text:p>
      <text:p text:style-name="P88">127.0.0.1<text:tab/>localhost</text:p>
      <text:p text:style-name="P88"/>
      <text:p text:style-name="P88"><text:soft-page-break/># demo environment</text:p>
      <text:p text:style-name="P88"/>
      <text:p text:style-name="P88">192.0.2.1<text:tab/>master</text:p>
      <text:p text:style-name="P88">192.0.2.2<text:tab/>master2</text:p>
      <text:p text:style-name="P88">192.0.2.32<text:tab/>db</text:p>
      <text:p text:style-name="P88">192.0.2.100<text:tab/>web1</text:p>
      <text:p text:style-name="P88">192.0.2.110<text:tab/>web2</text:p>
      <text:p text:style-name="P88"/>
      <text:p text:style-name="P88"># internal</text:p>
      <text:p text:style-name="P88"/>
      <text:p text:style-name="P88">10.0.2.304<text:tab/>confluence</text:p>
      <text:p text:style-name="P88">10.0.10.2<text:tab/>doc-test-servers</text:p>
      <text:p text:style-name="P88">10.0.100.24<text:tab/>dev</text:p>
      <text:p text:style-name="Horizontal_20_Line"/>
      <text:p text:style-name="P91"/>
      <text:p text:style-name="P83">Unicode:</text:p>
      <text:p text:style-name="P48">Offers support for characters and symbols outside the US ones, <text:span text:style-name="T51">German, Korean, Chinese, etc.</text:span></text:p>
      <text:p text:style-name="P91"><text:a xlink:type="simple" xlink:href="https://unicode-table.com/en/" text:style-name="Internet_20_link" text:visited-style-name="Visited_20_Internet_20_Link"/></text:p>
      <text:p text:style-name="P91"><text:a xlink:type="simple" xlink:href="https://unicode-table.com/en/" text:style-name="Internet_20_link" text:visited-style-name="Visited_20_Internet_20_Link">https://unicode-table.com/en/</text:a></text:p>
      <text:p text:style-name="P91"><text:a xlink:type="simple" xlink:href="https://regex101.com/" text:style-name="Internet_20_link" text:visited-style-name="Visited_20_Internet_20_Link">https://regex101.com/</text:a></text:p>
      <text:p text:style-name="P92"/>
      <text:p text:style-name="P114"><text:span text:style-name="T1">ECMA</text:span>Script (JavaScript):</text:p>
      <text:p text:style-name="P95"><text:span text:style-name="T1">\u</text:span>&lt;code&gt; → matches the defined Unicode character.</text:p>
      <text:p text:style-name="P90"><text:span text:style-name="T1">\u00e9 </text:span>→<text:span text:style-name="T49"> match the Unicode character é</text:span></text:p>
      <text:p text:style-name="P21"/>
      <text:p text:style-name="P21"/>
      <text:p text:style-name="P106">PCRE:</text:p>
      <text:p text:style-name="P28"><text:span text:style-name="T1">\pL <text:s/></text:span>→<text:span text:style-name="T49"> march any token in Unicode category “letter”</text:span></text:p>
      <text:p text:style-name="P103">\p{L} <text:span text:style-name="T13">→</text:span><text:span text:style-name="T14">the same</text:span></text:p>
      <text:p text:style-name="P104"><text:span text:style-name="T55">\p{Ll} </text:span><text:span text:style-name="T14">→ match only lowercase letter that has an upper case variant.</text:span></text:p>
      <text:p text:style-name="P105"><text:span text:style-name="T55">\p{S}</text:span><text:span text:style-name="T14"> →</text:span><text:span text:style-name="T15"> match symbols</text:span></text:p>
      <text:p text:style-name="P21"/>
      <text:p text:style-name="P108"><text:span text:style-name="T1">Examples:</text:span> <text:s/>Running on <text:a xlink:type="simple" xlink:href="https://regex101.com/" text:style-name="Internet_20_link" text:visited-style-name="Visited_20_Internet_20_Link"><text:span text:style-name="T48">https://regex101.com/</text:span></text:a></text:p>
      <text:p text:style-name="P21"/>
      <text:p text:style-name="P112"><text:span text:style-name="T50">Use the Name: <text:s/></text:span>Remény</text:p>
      <text:p text:style-name="P21"/>
      <text:p text:style-name="P96"><text:span text:style-name="T1">1- </text:span>With PCRE (PHP) selected search for the unicode character<text:span text:style-name="T1"> </text:span><text:span text:style-name="T6">é</text:span><text:span text:style-name="T10">:</text:span></text:p>
      <text:p text:style-name="P96">\u00e9</text:p>
      <text:p text:style-name="P21"><text:tab/>\u This token is not supported in the selected flavor</text:p>
      <text:p text:style-name="P93"/>
      <text:p text:style-name="P94"><text:span text:style-name="T7">2-</text:span><text:span text:style-name="T50"> With</text:span> ECMAScript (JavaScript) <text:span text:style-name="T50">search for </text:span><text:span text:style-name="T7"><text:s/></text:span><text:span text:style-name="T6">é:</text:span></text:p>
      <text:p text:style-name="P21">\u00e9</text:p>
      <text:p text:style-name="P21"><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97">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21"/>
      <text:p text:style-name="P21"/>
      <text:p text:style-name="P109"><text:span text:style-name="T1">3-</text:span> <text:span text:style-name="T53">ECMAScript (JavaScript) </text:span><text:s/>search <text:span text:style-name="T52">using: <text:s/>\pL <text:s text:c="2"/>→ <text:s/>looking for lower case p and upper case L, matches both characters literally </text:span><text:span text:style-name="T22">with no success</text:span></text:p>
      <text:p text:style-name="P21"/>
      <text:p text:style-name="P110"><text:span text:style-name="T1">4-</text:span> PCRE (PHP) try the same: <text:span text:style-name="T1">\pL</text:span></text:p>
      <text:p text:style-name="P110">\pL matches any kind of letter from any language</text:p>
      <text:p text:style-name="P21"/>
      <text:p text:style-name="P113"><text:soft-page-break/>Match only lowercase letters: <text:span text:style-name="T1"><text:s text:c="3"/>\p{Ll}</text:span></text:p>
      <text:p text:style-name="P21"/>
      <text:p text:style-name="P116">5- PCRE: <text:s/>Match the <text:span text:style-name="T10">é</text:span></text:p>
      <text:p text:style-name="P116">Will use boundary;</text:p>
      <text:p text:style-name="P116"/>
      <text:p text:style-name="P107">\b\pL\b</text:p>
      <text:p text:style-name="P21"/>
      <text:p text:style-name="P115"><text:span text:style-name="T54">\b</text:span> <text:span text:style-name="T58">assert position at a word boundary: </text:span><text:span text:style-name="T57">(^\w|\w$|\W\w|\w\W)</text:span></text:p>
      <text:p text:style-name="P117"><text:span text:style-name="T54">\pL</text:span> <text:span text:style-name="T58">matches any kind of letter from any language</text:span></text:p>
      <text:p text:style-name="P118"><text:span text:style-name="T54">\b</text:span> <text:span text:style-name="T58">assert position at a word boundary: </text:span><text:span text:style-name="T57">(^\w|\w$|\W\w|\w\W)</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08T15:40:13.536000000</dc:date>
    <meta:editing-duration>PT7H28M28S</meta:editing-duration>
    <meta:editing-cycles>119</meta:editing-cycles>
    <meta:generator>LibreOffice/6.2.1.2$Windows_X86_64 LibreOffice_project/7bcb35dc3024a62dea0caee87020152d1ee96e71</meta:generator>
    <meta:document-statistic meta:table-count="1" meta:image-count="0" meta:object-count="0" meta:page-count="7" meta:paragraph-count="202" meta:word-count="1228" meta:character-count="8272" meta:non-whitespace-character-count="6932"/>
  </office:meta>
</office:document-meta>
</file>